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29">
      <style:paragraph-properties fo:text-align="start" style:justify-single-word="false"/>
      <style:text-properties fo:font-weight="bold" style:font-weight-asian="bold" style:font-weight-complex="bold"/>
    </style:style>
    <style:style style:name="P77" style:family="paragraph" style:parent-style-name="Text_20_body" style:list-style-name="L31">
      <style:text-properties fo:font-weight="bold" style:font-weight-asian="bold" style:font-weight-complex="bold"/>
    </style:style>
    <style:style style:name="P78" style:family="paragraph" style:parent-style-name="Text_20_body" style:list-style-name="L43">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0">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2">
      <style:text-properties fo:font-style="normal" fo:font-weight="normal" style:font-style-asian="normal" style:font-weight-asian="normal" style:font-style-complex="normal" style:font-weight-complex="normal"/>
    </style:style>
    <style:style style:name="P89" style:family="paragraph" style:parent-style-name="Text_20_body" style:list-style-name="L33">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8">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paragraph-properties fo:text-align="start" style:justify-single-word="false"/>
    </style:style>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1"/>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4">
      <style:text-properties fo:font-style="italic" fo:font-weight="bold" style:font-style-asian="italic" style:font-weight-asian="bold" style:font-style-complex="italic" style:font-weight-complex="bold"/>
    </style:style>
    <style:style style:name="P129" style:family="paragraph" style:parent-style-name="Text_20_body" style:list-style-name="L55"/>
    <style:style style:name="P130" style:family="paragraph" style:parent-style-name="Text_20_body" style:list-style-name="L56">
      <style:text-properties fo:color="#000000"/>
    </style:style>
    <style:style style:name="P131" style:family="paragraph" style:parent-style-name="Text_20_body" style:list-style-name="L58"/>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
      <style:paragraph-properties fo:margin-left="1.251cm" fo:margin-right="0cm" fo:text-indent="-0.635cm" style:auto-text-indent="false"/>
    </style:style>
    <style:style style:name="P141" style:family="paragraph" style:parent-style-name="Heading_20_2">
      <style:text-properties fo:font-weight="bold" style:font-weight-asian="bold" style:font-weight-complex="bold"/>
    </style:style>
    <style:style style:name="P142" style:family="paragraph" style:parent-style-name="Heading_20_2">
      <style:text-properties fo:font-style="italic" fo:font-weight="bold" style:font-style-asian="italic" style:font-weight-asian="bold" style:font-style-complex="italic" style:font-weight-complex="bold"/>
    </style:style>
    <style:style style:name="P143" style:family="paragraph" style:parent-style-name="Heading_20_2">
      <style:text-properties fo:color="#000000"/>
    </style:style>
    <style:style style:name="P144" style:family="paragraph" style:parent-style-name="Heading_20_2">
      <style:text-properties fo:font-weight="normal" style:font-weight-asian="normal" style:font-weight-complex="normal"/>
    </style:style>
    <style:style style:name="P145" style:family="paragraph" style:parent-style-name="Preformatted_20_Text" style:list-style-name="L57">
      <style:text-properties fo:color="#800080"/>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Heading_20_1">
      <style:paragraph-properties fo:break-before="page"/>
    </style:style>
    <style:style style:name="P148" style:family="paragraph" style:parent-style-name="Heading_20_4">
      <style:text-properties fo:font-style="italic" fo:font-weight="bold" style:font-style-asian="italic" style:font-weight-asian="bold" style:font-style-complex="italic" style:font-weight-complex="bold"/>
    </style:style>
    <style:style style:name="P149" style:family="paragraph" style:parent-style-name="Heading_20_4">
      <style:paragraph-properties fo:margin-left="0cm" fo:margin-right="0cm" fo:text-indent="0cm" style:auto-text-indent="false"/>
    </style:style>
    <style:style style:name="P150" style:family="paragraph" style:parent-style-name="Contents_20_5">
      <style:paragraph-properties>
        <style:tab-stops>
          <style:tab-stop style:position="15.004cm" style:type="right" style:leader-style="dotted" style:leader-text="."/>
        </style:tab-stops>
      </style:paragraph-properties>
    </style:style>
    <style:style style:name="P151" style:family="paragraph" style:parent-style-name="Heading_20_3">
      <style:text-properties fo:font-size="12pt" style:font-size-asian="12pt" style:font-size-complex="12pt"/>
    </style:style>
    <style:style style:name="P152" style:family="paragraph" style:parent-style-name="Heading_20_3">
      <style:text-properties fo:font-style="normal" fo:font-weight="bold" style:font-style-asian="normal" style:font-weight-asian="bold" style:font-style-complex="normal" style:font-weight-complex="bold"/>
    </style:style>
    <style:style style:name="P153" style:family="paragraph" style:parent-style-name="Heading_20_3">
      <style:text-properties fo:font-weight="normal" style:font-weight-asian="normal" style:font-weight-complex="normal"/>
    </style:style>
    <style:style style:name="P154" style:family="paragraph" style:parent-style-name="Heading_20_3">
      <style:text-properties fo:color="#000000"/>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agraph-properties fo:margin-left="0cm" fo:margin-right="0cm" fo:margin-top="0cm" fo:margin-bottom="0cm" fo:line-height="100%" fo:text-align="center" fo:text-indent="0cm" style:text-autospace="none">
        <style:tab-stops/>
      </style:paragraph-properties>
    </style:style>
    <style:style style:name="P16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3" style:family="paragraph">
      <style:paragraph-properties fo:text-align="center"/>
    </style:style>
    <style:style style:name="P164" style:family="paragraph">
      <style:paragraph-properties fo:margin-left="0cm" fo:margin-right="0cm" fo:margin-top="0cm" fo:margin-bottom="0cm" fo:line-height="100%" fo:text-align="start" fo:text-indent="0cm"/>
    </style:style>
    <style:style style:name="P165"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6" style:family="paragraph">
      <style:paragraph-properties fo:margin-left="0cm" fo:margin-right="0cm" fo:margin-top="0cm" fo:margin-bottom="0cm" fo:line-height="100%" fo:text-align="center" fo:text-indent="0cm"/>
    </style:style>
    <style:style style:name="P167"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2-2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8">Table of Contents</text:p>
          </text:index-title>
          <text:p text:style-name="P157">1 Legal<text:tab/>5</text:p>
          <text:p text:style-name="P157">2 Changes: Objects, Scene &amp; Nodes<text:tab/>6</text:p>
          <text:p text:style-name="P156">2.1 Names are now optional<text:tab/>6</text:p>
          <text:p text:style-name="P156">2.2 How to debug MovableObjects' (and Nodes) data<text:tab/>6</text:p>
          <text:p text:style-name="P155">2.2.1 Interpreting ArrayVector3<text:tab/>8</text:p>
          <text:p text:style-name="P155">2.2.2 Dummy pointers instead of NULL<text:tab/>9</text:p>
          <text:p text:style-name="P156">2.3 Attachment and Visibility<text:tab/>10</text:p>
          <text:p text:style-name="P156">2.4 Attaching/Detaching is more expensive than hiding<text:tab/>10</text:p>
          <text:p text:style-name="P156">2.5 All MovableObjects require a SceneNode (Lights &amp; Cameras)<text:tab/>10</text:p>
          <text:p text:style-name="P156">2.6 Obtaining derived transforms<text:tab/>11</text:p>
          <text:p text:style-name="P156">2.7 SCENE_STATIC and SCENE_DYNAMIC<text:tab/>12</text:p>
          <text:p text:style-name="P155">2.7.1 What means a Node to be SCENE_STATIC:<text:tab/>12</text:p>
          <text:p text:style-name="P155">2.7.2 What means a Entities (and InstancedEntities) to be SCENE_STATIC:<text:tab/>12</text:p>
          <text:p text:style-name="P155">2.7.3 General<text:tab/>13</text:p>
          <text:p text:style-name="P156">2.8 Ogre asserts mCachedAabbOutOfDate or mCachedTransformOutOfDate while in debug mode<text:tab/>14</text:p>
          <text:p text:style-name="P156">2.9 Custom classes derived from Renderable or MovableObject<text:tab/>14</text:p>
          <text:p text:style-name="P157">3 Technical Overview<text:tab/>16</text:p>
          <text:p text:style-name="P156">3.1 Overview<text:tab/>16</text:p>
          <text:p text:style-name="P155">3.1.1 SIMD Coherence<text:tab/>17</text:p>
          <text:p text:style-name="P156">3.2 Memory Managers usage patterns<text:tab/>17</text:p>
          <text:p text:style-name="P155">3.2.1 Cleanups<text:tab/>17</text:p>
          <text:p text:style-name="P156">3.3 Memory preallocation<text:tab/>18</text:p>
          <text:p text:style-name="P156">3.4 Configuring memory managers<text:tab/>18</text:p>
          <text:p text:style-name="P156">3.5 Where is RenderTarget::update? Why do I get errors in Viewport?<text:tab/>18</text:p>
          <text:p text:style-name="P157">4 Compositor<text:tab/>20</text:p>
          <text:p text:style-name="P156">4.1 Nodes<text:tab/>21</text:p>
          <text:p text:style-name="P155">4.1.1 Input &amp; output channels and RTTs<text:tab/>22</text:p>
          <text:p text:style-name="P146">4.1.1.1 Locally declared textures<text:tab/>22</text:p>
          <text:p text:style-name="P146">4.1.1.2 It comes from an input channel.<text:tab/>22</text:p>
          <text:p text:style-name="P146">4.1.1.3 It is a global texture<text:tab/>23</text:p>
          <text:p text:style-name="P146">4.1.1.4 Main RenderTarget<text:tab/>24</text:p>
          <text:p text:style-name="P155">4.1.2 Target<text:tab/>25</text:p>
          <text:p text:style-name="P155">4.1.3 Passes<text:tab/>25</text:p>
          <text:p text:style-name="P146">4.1.3.1 clear<text:tab/>26</text:p>
          <text:p text:style-name="P146">4.1.3.2 quad<text:tab/>26</text:p>
          <text:p text:style-name="P146">4.1.3.3 resolve<text:tab/>28</text:p>
          <text:p text:style-name="P146">4.1.3.4 render_scene<text:tab/>28</text:p>
          <text:p text:style-name="P146">4.1.3.5 stencil<text:tab/>30</text:p>
          <text:p text:style-name="P155">4.1.4 Textures<text:tab/>30</text:p>
          <text:p text:style-name="P146">4.1.4.1 MSAA: Explicit vs Implicit resolves<text:tab/>30</text:p>
          <text:p text:style-name="P150"><text:s/>Implicit resolves<text:tab/>30</text:p>
          <text:p text:style-name="P150"><text:s/>Explicit resolves<text:tab/>31</text:p>
          <text:p text:style-name="P150"><text:s/>Resources<text:tab/>31</text:p>
          <text:p text:style-name="P156">4.2 Shadow Nodes<text:tab/>31</text:p>
          <text:p text:style-name="P155">4.2.1 Setting up shadow nodes<text:tab/>32</text:p>
          <text:p text:style-name="P155">4.2.2 Example<text:tab/>34</text:p>
          <text:p text:style-name="P155">4.2.3 Shadow map atlas<text:tab/>37</text:p>
          <text:p text:style-name="P155">4.2.4 Reuse, recalculate and first<text:tab/>37</text:p>
          <text:p text:style-name="P155"><text:soft-page-break/>4.2.5 Shadow mapping setup types<text:tab/>39</text:p>
          <text:p text:style-name="P146">4.2.5.1 Uniform shadow mapping<text:tab/>39</text:p>
          <text:p text:style-name="P146">4.2.5.2 Focused<text:tab/>39</text:p>
          <text:p text:style-name="P146">4.2.5.3 LispSM<text:tab/>40</text:p>
          <text:p text:style-name="P146">4.2.5.4 PSSM / CSM<text:tab/>40</text:p>
          <text:p text:style-name="P146">4.2.5.5 Plane Optimal<text:tab/>40</text:p>
          <text:p text:style-name="P155">4.2.6 Writing shaders<text:tab/>41</text:p>
          <text:p text:style-name="P156">4.3 Workspaces<text:tab/>41</text:p>
          <text:p text:style-name="P155">4.3.1 Data dependencies between nodes and circular dependencies<text:tab/>44</text:p>
          <text:p text:style-name="P156">4.4 Setting up code<text:tab/>44</text:p>
          <text:p text:style-name="P155">4.4.1 Initializing the workspace<text:tab/>44</text:p>
          <text:p text:style-name="P155">4.4.2 Simple bootstrap for beginners<text:tab/>44</text:p>
          <text:p text:style-name="P155">4.4.3 Advanced C++ users<text:tab/>45</text:p>
          <text:p text:style-name="P156">4.5 Stereo and Split-Screen Rendering<text:tab/>45</text:p>
          <text:p text:style-name="P155">4.5.1 Per-Workspace offset and scale<text:tab/>46</text:p>
          <text:p text:style-name="P155">4.5.2 Viewport modifier mask<text:tab/>46</text:p>
          <text:p text:style-name="P155">4.5.3 Execution mask<text:tab/>46</text:p>
          <text:p text:style-name="P155">4.5.4 Default values<text:tab/>46</text:p>
          <text:p text:style-name="P157">5 Instancing<text:tab/>48</text:p>
          <text:p text:style-name="P156">5.1 What is instancing?<text:tab/>48</text:p>
          <text:p text:style-name="P156">5.2 Instancing 101<text:tab/>48</text:p>
          <text:p text:style-name="P155">5.2.1 Instances per batch<text:tab/>48</text:p>
          <text:p text:style-name="P156">5.3 Techniques<text:tab/>49</text:p>
          <text:p text:style-name="P155">5.3.1 ShaderBased<text:tab/>49</text:p>
          <text:p text:style-name="P155">5.3.2 VTF (Software)<text:tab/>49</text:p>
          <text:p text:style-name="P155">5.3.3 HW VTF<text:tab/>50</text:p>
          <text:p text:style-name="P146">5.3.3.1 HW VTF LUT<text:tab/>50</text:p>
          <text:p text:style-name="P155">5.3.4 HW Basic<text:tab/>51</text:p>
          <text:p text:style-name="P156">5.4 Custom parameters<text:tab/>51</text:p>
          <text:p text:style-name="P156">5.5 Supporting multiple submeshes<text:tab/>51</text:p>
          <text:p text:style-name="P156">5.6 Defragmenting batches<text:tab/>53</text:p>
          <text:p text:style-name="P155">5.6.1 What is batch fragmentation?<text:tab/>53</text:p>
          <text:p text:style-name="P155">5.6.2 Prevention: Avoiding fragmentation<text:tab/>53</text:p>
          <text:p text:style-name="P155">5.6.3 Cure: Defragmenting on the fly<text:tab/>54</text:p>
          <text:p text:style-name="P156">5.7 Troubleshooting<text:tab/>54</text:p>
          <text:p text:style-name="P157">6 Threading<text:tab/>57</text:p>
          <text:p text:style-name="P156">6.1 Initializing<text:tab/>57</text:p>
          <text:p text:style-name="P155">6.1.1 Ideal number of threads<text:tab/>57</text:p>
          <text:p text:style-name="P155">6.1.2 More info about InstancingThreadedCullingMethod<text:tab/>57</text:p>
          <text:p text:style-name="P156">6.2 What tasks are threaded in Ogre<text:tab/>59</text:p>
          <text:p text:style-name="P156">6.3 Using Ogre's threading system for custom tasks<text:tab/>59</text:p>
          <text:p text:style-name="P156">6.4 Thread safety of SceneNodes<text:tab/>60</text:p>
          <text:p text:style-name="P157">7 Performance Hints<text:tab/>62</text:p>
          <text:p text:style-name="P157">8 HLMS: High Level Material System<text:tab/>63</text:p>
          <text:p text:style-name="P156">8.1 Fundamental changes<text:tab/>63</text:p>
          <text:p text:style-name="P155">8.1.1 Viewports and Scissor tests<text:tab/>63</text:p>
          <text:p text:style-name="P155">8.1.2 A lot of data is stored in “Blocks”<text:tab/>63</text:p>
          <text:p text:style-name="P155">8.1.3 Materials are still alive<text:tab/>64</text:p>
          <text:p text:style-name="P155">8.1.4 Fixed Function has been removed<text:tab/>65</text:p>
          <text:p text:style-name="P156">8.2 The three components<text:tab/>65</text:p>
          <text:p text:style-name="P156"><text:soft-page-break/>8.3 Blocks<text:tab/>66</text:p>
          <text:p text:style-name="P155">8.3.1 Datablocks<text:tab/>67</text:p>
          <text:p text:style-name="P155">8.3.2 Macroblocks<text:tab/>67</text:p>
          <text:p text:style-name="P155">8.3.3 Blendblocks<text:tab/>67</text:p>
          <text:p text:style-name="P155">8.3.4 Samplerblocks<text:tab/>67</text:p>
          <text:p text:style-name="P156">8.4 Hlms templates<text:tab/>68</text:p>
          <text:p text:style-name="P156">8.5 The Hlms preprocessor<text:tab/>68</text:p>
          <text:p text:style-name="P155">8.5.1 Preprocessor syntax<text:tab/>69</text:p>
          <text:p text:style-name="P146">8.5.1.1 @property( expression )<text:tab/>69</text:p>
          <text:p text:style-name="P146">8.5.1.2 @foreach( scopedVar, count, [start] )<text:tab/>70</text:p>
          <text:p text:style-name="P146">8.5.1.3 @counter( variable )<text:tab/>71</text:p>
          <text:p text:style-name="P146">8.5.1.4 @value( variable )<text:tab/>72</text:p>
          <text:p text:style-name="P146">8.5.1.5 @set add sub mul div mod min max<text:tab/>72</text:p>
          <text:p text:style-name="P146">8.5.1.6 @piece( nameOfPiece )<text:tab/>72</text:p>
          <text:p text:style-name="P146">8.5.1.7 @insertpiece( nameOfPiece )<text:tab/>73</text:p>
          <text:p text:style-name="P146">8.5.1.8 @pset padd psub pmul pdiv pmod pmin pmax<text:tab/>73</text:p>
          <text:p text:style-name="P156">8.6 Creation of shaders<text:tab/>73</text:p>
          <text:p text:style-name="P155">8.6.1 C++ interaction with shader templates<text:tab/>76</text:p>
          <text:p text:style-name="P155">8.6.2 Common conventions<text:tab/>76</text:p>
          <text:p text:style-name="P155">8.6.3 Hot reloading<text:tab/>77</text:p>
          <text:p text:style-name="P156">8.7 Run-time rendering<text:tab/>77</text:p>
          <text:p text:style-name="P155">8.7.1 preparePassHash<text:tab/>77</text:p>
          <text:p text:style-name="P155">8.7.2 fillBuffersFor<text:tab/>77</text:p>
          <text:p text:style-name="P156">8.8 Using the HLMS implementations<text:tab/>77</text:p>
          <text:p text:style-name="P155">8.8.1 Initialization<text:tab/>77</text:p>
          <text:p text:style-name="P155">8.8.2 Deinitialization<text:tab/>78</text:p>
          <text:p text:style-name="P155">8.8.3 Creating a datablock<text:tab/>78</text:p>
          <text:p text:style-name="P156">8.9 The Hlms Texture Manager<text:tab/>79</text:p>
          <text:p text:style-name="P155">8.9.1 Automatic batching<text:tab/>79</text:p>
          <text:p text:style-name="P146">8.9.1.1 Texture types<text:tab/>80</text:p>
          <text:p text:style-name="P146">8.9.1.2 Automatic parameters<text:tab/>81</text:p>
          <text:p text:style-name="P146">8.9.1.3 Loading a texture twice (i.e. with a different format) via aliasing<text:tab/>82</text:p>
          <text:p text:style-name="P155">8.9.2 Manual: Texture packs<text:tab/>82</text:p>
          <text:p text:style-name="P155">8.9.3 Watching out for memory consumption<text:tab/>83</text:p>
          <text:p text:style-name="P156">8.10 Troubleshooting<text:tab/>87</text:p>
          <text:p text:style-name="P155">8.10.1 My shadows don't show up or are very glitchy.<text:tab/>87</text:p>
          <text:p text:style-name="P157">9 AZDO changes (Aproaching Zero Driver Overhead)<text:tab/>88</text:p>
          <text:p text:style-name="P156">9.1 V2 and v1 objects<text:tab/>88</text:p>
          <text:p text:style-name="P155">9.1.1 Longevity of the v1 objects and deprecation<text:tab/>88</text:p>
          <text:p text:style-name="P156">9.2 Render Queue<text:tab/>89</text:p>
          <text:p text:style-name="P156">9.3 The VaoManager<text:tab/>89</text:p>
          <text:p text:style-name="P157">10 The Command Buffer<text:tab/>91</text:p>
          <text:p text:style-name="P156">10.1 Adding a command<text:tab/>91</text:p>
          <text:p text:style-name="P156">10.2 Structure of a command<text:tab/>92</text:p>
          <text:p text:style-name="P156">10.3 Execution table<text:tab/>92</text:p>
          <text:p text:style-name="P155">10.3.1 Hacks and Tricks<text:tab/>93</text:p>
          <text:p text:style-name="P156">10.4 Post-processing the command buffer<text:tab/>94</text:p>
        </text:index-body>
      </text:table-of-content>
      <text:p text:style-name="Text_20_body"/>
      <text:h text:style-name="P14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484563851458818102"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1"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822877562082851131"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806531856215583080"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502056350609319687"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169362428816892161"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087273296698293840" text:style-name="L6">
        <text:list-item>
          <text:p text:style-name="P72">Nodes/Objects are of type SCENE_STATIC and their data changed (i.e. you called setPosition) but no call to SceneManager::notifyStaticDirty was made.</text:p>
        </text:list-item>
      </text:list>
      <text:list xml:id="list7073888049082034289" text:style-name="L7">
        <text:list-item>
          <text:list>
            <text:list-item>
              <text:p text:style-name="P73"><text:span text:style-name="T43">Solution:</text:span> Call SceneManager::notifyStaticDirty, or use a function that implicitly calls that function.</text:p>
            </text:list-item>
          </text:list>
        </text:list-item>
      </text:list>
      <text:list xml:id="list42706361" text:continue-list="list1087273296698293840" text:style-name="L6">
        <text:list-item>
          <text:p text:style-name="P72">You've manually modified their data (i.e. you called setPosition) after SceneManager::updateAllTransforms or SceneManager::updateAllBounds happened; most likely through a listener.</text:p>
        </text:list-item>
      </text:list>
      <text:list xml:id="list6682590600412982445" text:style-name="L8">
        <text:list-item>
          <text:list>
            <text:list-item>
              <text:p text:style-name="P74">Solutions:</text:p>
            </text:list-item>
          </text:list>
        </text:list-item>
      </text:list>
      <text:list xml:id="list5564776420389073675"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42697826" text:continue-list="list42706361" text:style-name="L6">
        <text:list-item>
          <text:p text:style-name="P140">It's a bug in Ogre. Because the refactor was very large, some components still try to modify nodes and movables after the call to updateAllTransforms/updateAllBounds.</text:p>
        </text:list-item>
      </text:list>
      <text:list xml:id="list9092242915347363007"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p text:style-name="P45"/>
      <text:h text:style-name="P14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7034603858683407918"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0" svg:width="9.002cm" svg:height="4.5cm" svg:x="0cm" svg:y="0cm"><text:p text:style-name="P159"><text:span text:style-name="T80">Node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Node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Transform</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42700958"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0" svg:width="9.002cm" svg:height="4.5cm" svg:x="0cm" svg:y="0cm"><text:p text:style-name="P159"><text:span text:style-name="T80">Object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ObjectData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MovableObject</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863055404615006721"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63359020306911482"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2203981489781411962"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090234508452905387"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7646072323465872363"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42696591"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42701737"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9091187374698466226"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1517291477030360724"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4025749117603108902"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42705612" text:continue-list="list42701737"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42699263"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42693056" text:continue-numbering="true" text:style-name="L16">
        <text:list-item>
          <text:p text:style-name="P95">identifier &lt;number&gt;</text:p>
        </text:list-item>
      </text:list>
      <text:p text:style-name="P61">An arbitrary user-defined numeric ID used for identifying individual passes in the C++ code.</text:p>
      <text:list xml:id="list42701025"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2689791"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697654966373175118"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42694167" text:continue-list="list42689791"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3255892887218384808" text:style-name="L21">
        <text:list-item>
          <text:p text:style-name="P100">rq_first <text:s/>&lt;id&gt;</text:p>
        </text:list-item>
      </text:list>
      <text:p text:style-name="P62">Replaces first_render_queue. The default is 0. Must be a value between 0 and 255. The value is inclusive</text:p>
      <text:list xml:id="list42693811"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42702010"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42699984"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42686718"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42688596" text:continue-numbering="true"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2707750"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2695394"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2713864" text:continue-numbering="true" text:style-name="L21">
        <text:list-item>
          <text:p text:style-name="P100">lod_bias <text:s/>&lt;bias&gt;</text:p>
        </text:list-item>
      </text:list>
      <text:p text:style-name="P62">Applies a bias multiplier to the lod. Valid values are in range [0; Inf). A higher lod bias causes LOD to pop up sooner. Default: 1.0</text:p>
      <text:list xml:id="list42708145"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49"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07726394386599929" text:style-name="L22">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276575939375267177" text:style-name="L23">
        <text:list-item>
          <text:p text:style-name="P102"><text:a xlink:type="simple" xlink:href="http://mynameismjp.wordpress.com/2012/10/24/msaa-overview/"><text:span text:style-name="T63">A Quick Overview of MSAA</text:span></text:a></text:p>
        </text:list-item>
        <text:list-item>
          <text:p text:style-name="P102"><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42709207" text:continue-list="list42708145"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2699452"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42700034"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42683778"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42700919" text:continue-numbering="true" text:style-name="L21">
        <text:list-item>
          <text:p text:style-name="P100">num_splits &lt;num_splits&gt;</text:p>
        </text:list-item>
      </text:list>
      <text:p text:style-name="P62">Only used by PSSM techniques. Specifies the number of splits per light. Can vary per shadow map. The number of splits must be greater than 2. Default is 3.</text:p>
      <text:list xml:id="list42691307"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5230511901724023478" text:style-name="L24">
        <text:list-item>
          <text:p text:style-name="P103">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813467346451458091" text:style-name="L25">
        <text:list-item>
          <text:p text:style-name="P104">&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42704774" text:continue-numbering="true" text:style-name="L25">
        <text:list-item>
          <text:p text:style-name="P104">&lt;fsaa&gt;</text:p>
        </text:list-item>
      </text:list>
      <text:p text:style-name="P62">The default value is always 0 regardless of system settings. Setting this to higher values will activate fsaa. This behavior differs from regular texture declarations.</text:p>
      <text:list xml:id="list42691581" text:continue-numbering="true" text:style-name="L25">
        <text:list-item>
          <text:p text:style-name="P104">&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2689840" text:continue-numbering="true" text:style-name="L25">
        <text:list-item>
          <text:p text:style-name="P104">light &lt;index&gt;</text:p>
        </text:list-item>
      </text:list>
      <text:p text:style-name="P62">Indicates which light index will be associated with this shadow map. i.e. the Shadow map #0 may contain the Nth closest shadow mapping light to the entity, not necessarily the first one.</text:p>
      <text:list xml:id="list42714501" text:continue-numbering="true" text:style-name="L25">
        <text:list-item>
          <text:p text:style-name="P104">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916711734585108122" text:style-name="L26">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015327949477897346" text:style-name="L27">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6380441911496024998" text:style-name="L28">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6666449767755573491" text:style-name="L29">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8"><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74380667391813120" text:style-name="L30">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2682806" text:continue-list="list42714501" text:style-name="L25">
        <text:list-item>
          <text:p text:style-name="P104">&lt;Node Name 1&gt;</text:p>
        </text:list-item>
      </text:list>
      <text:p text:style-name="P62">The name of the Node that will be executed before “<text:span text:style-name="T36">Node Name 2”</text:span></text:p>
      <text:list xml:id="list42693367" text:continue-numbering="true" text:style-name="L25">
        <text:list-item>
          <text:p text:style-name="P104">[&lt;output ch #&gt;] [&lt;output ch #&gt;] … [&lt;output ch #&gt;]</text:p>
        </text:list-item>
      </text:list>
      <text:p text:style-name="P64">Channel numbers from “<text:span text:style-name="T36">Node Name 1”</text:span>'s output channels that will be connected to “<text:span text:style-name="T36">Node Name 2</text:span>”.</text:p>
      <text:list xml:id="list42706552" text:continue-numbering="true" text:style-name="L25">
        <text:list-item>
          <text:p text:style-name="P104">&lt;Node Name 2&gt;</text:p>
        </text:list-item>
      </text:list>
      <text:p text:style-name="P64">The name of the Node that will be executed after “<text:span text:style-name="T36">Node Name 1”</text:span></text:p>
      <text:list xml:id="list42683612" text:continue-numbering="true" text:style-name="L25">
        <text:list-item>
          <text:p text:style-name="P104">[&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2691316" text:continue-numbering="true" text:style-name="L25">
        <text:list-item>
          <text:p text:style-name="P104">&lt;Node Name 1&gt;</text:p>
        </text:list-item>
      </text:list>
      <text:p text:style-name="P62">The name of the Node that will receive the final RTT</text:p>
      <text:list xml:id="list42705172" text:continue-numbering="true" text:style-name="L25">
        <text:list-item>
          <text:p text:style-name="P104">&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2713330" text:continue-numbering="true" text:style-name="L25">
        <text:list-item>
          <text:p text:style-name="P104">&lt;Node Name&gt;</text:p>
        </text:list-item>
      </text:list>
      <text:p text:style-name="P64">The name of the original instance</text:p>
      <text:list xml:id="list42696786" text:continue-numbering="true" text:style-name="L25">
        <text:list-item>
          <text:p text:style-name="P104">&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108668079431156421" text:style-name="L31">
        <text:list-item>
          <text:p text:style-name="P110"><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25347691982313923" text:style-name="L32">
        <text:list-item>
          <text:p text:style-name="P111"><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2"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896094274801893533" text:style-name="L33">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1"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2095783143336165192" text:style-name="L34">
        <text:list-item>
          <text:p text:style-name="P90">ShaderInstancing.material</text:p>
        </text:list-item>
        <text:list-item>
          <text:p text:style-name="P90">ShaderInstancing.vert (GLSL)</text:p>
        </text:list-item>
        <text:list-item>
          <text:p text:style-name="P90">ShaderInstancing.cg (Cg, works with HLSL)</text:p>
        </text:list-item>
      </text:list>
      <text:h text:style-name="P152"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7006120311172785846" text:style-name="L35">
        <text:list-item>
          <text:p text:style-name="P91">VTFInstancing.material</text:p>
        </text:list-item>
        <text:list-item>
          <text:p text:style-name="P91">VTFInstancing.vert (GLSL)</text:p>
        </text:list-item>
        <text:list-item>
          <text:p text:style-name="P91">VTFInstancing.cg (Cg, also works with HLSL)</text:p>
        </text:list-item>
      </text:list>
      <text:h text:style-name="P152"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9186972321985965942" text:style-name="L36">
        <text:list-item>
          <text:p text:style-name="P92">HW_VTFInstancing.material</text:p>
        </text:list-item>
        <text:list-item>
          <text:p text:style-name="P92">HW_VTFInstancing.vert (GLSL)</text:p>
        </text:list-item>
        <text:list-item>
          <text:p text:style-name="P92">HW_VTFInstancing.cg (Cg, works with HLSL)</text:p>
        </text:list-item>
      </text:list>
      <text:h text:style-name="P148"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1536875638082439967" text:style-name="L37">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1274943271393798631" text:style-name="L38">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2" text:outline-level="2"><text:soft-page-break/>Defragmenting batches</text:h>
      <text:h text:style-name="Heading_20_3" text:outline-level="3">What is batch fragmentation?</text:h>
      <text:p text:style-name="Text_20_body">There are two kinds of fragmentation:</text:p>
      <text:list xml:id="list7651800117275832442" text:style-name="L39">
        <text:list-item>
          <text:p text:style-name="P113">“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53" text:outline-level="3">Prevention: Avoiding fragmentation</text:h>
      <text:p text:style-name="P45">If you're creating static objects that won't move (i.e. trees), create them sorted by proximity. This helps both types of fragmentation:</text:p>
      <text:list xml:id="list2438437473603563522" text:style-name="L40">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53" text:outline-level="3"><text:soft-page-break/>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2"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968488608724612822" text:style-name="L41">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425089334339267792" text:style-name="L42">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415412797420002735" text:style-name="L43">
        <text:list-item>
          <text:p text:style-name="P116"><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475044340960849548" text:style-name="L44">
        <text:list-item>
          <text:p text:style-name="P117"><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7498179208893320018" text:style-name="L45">
        <text:list-item>
          <text:p text:style-name="P118"><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7" text:outline-level="1">Performance Hints</text:h>
      <text:p text:style-name="P44">DO:</text:p>
      <text:list xml:id="list42693714" text:continue-list="list42691307" text:style-name="L46">
        <text:list-item>
          <text:p text:style-name="P119"><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9"><text:span text:style-name="T43">Use Instancing whenever possible:</text:span> InstancedObjects are lightweight, have less RenderQueue and API draw call overhead</text:p>
        </text:list-item>
        <text:list-item>
          <text:p text:style-name="P119"><text:span text:style-name="T43">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44">DON'T:</text:p>
      <text:list xml:id="list3893199286745824304" text:style-name="L47">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988259892349201865" text:style-name="L48">
        <text:list-item>
          <text:p text:style-name="P121">Viewports hold the information about the scissor rectangle (see Viewport::setScissors)</text:p>
        </text:list-item>
        <text:list-item>
          <text:p text:style-name="P121">Enabling and disabling scissor testing is controlled via Macroblocks.</text:p>
        </text:list-item>
        <text:list-item>
          <text:p text:style-name="P121">RenderSystem::setScissorTest was removed.</text:p>
        </text:list-item>
        <text:list-item>
          <text:p text:style-name="P12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805664573389318358" text:style-name="L49">
        <text:list-item>
          <text:p text:style-name="P12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3141691587678869404" text:style-name="L50">
        <text:list-item>
          <text:p text:style-name="P12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333190110517266986" text:style-name="L51">
        <text:list-item>
          <text:p text:style-name="P124"><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4"><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4"><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3" svg:width="4.597cm" svg:height="4.033cm" svg:x="4.133cm" svg:y="5.256cm"><text:p text:style-name="P163">3. C++ implementation</text:p><text:p text:style-name="P163">Derives from base</text:p><text:p text:style-name="P163">class “Hlms”</text:p><text:p text:style-name="P163">Parses shader templates</text:p></draw:rect><draw:custom-shape draw:style-name="gr9" svg:width="3.887cm" svg:height="4.499cm" svg:x="0cm" svg:y="0.131cm"><text:p text:style-name="P163">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3">2. Hlms shader</text:p><text:p text:style-name="P163">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5" svg:width="14.438cm" svg:height="8.418cm" svg:x="0cm" svg:y="0cm"><text:p text:style-name="P164"><text:span text:style-name="T84">HlmsPbsDatablock</text:span></text:p><text:p text:style-name="P164"><text:span text:style-name="T85"/></text:p><text:p text:style-name="P164"><text:span text:style-name="T85"><text:tab/></text:span><text:span text:style-name="T85">Diffuse, Specular, Roughness, Fresnel, Textures etc</text:span></text:p></draw:rect><draw:rect draw:style-name="gr11" draw:text-style-name="P167" svg:width="7.46cm" svg:height="5.458cm" svg:x="6.765cm" svg:y="2.447cm"><text:p text:style-name="P166"><text:span text:style-name="T86">HlmsDatablock</text:span></text:p></draw:rect><draw:rect draw:style-name="gr12" draw:text-style-name="P168" svg:width="6.425cm" svg:height="1.791cm" svg:x="7.475cm" svg:y="5.833cm"><text:p text:style-name="P164"><text:span text:style-name="T87">Blendblock</text:span></text:p><text:p text:style-name="P164"><text:span text:style-name="T88">(alpha blending)</text:span></text:p></draw:rect><draw:rect draw:style-name="gr12" draw:text-style-name="P168" svg:width="6.393cm" svg:height="1.865cm" svg:x="7.507cm" svg:y="3.757cm"><text:p text:style-name="P164"><text:span text:style-name="T87">Macroblock</text:span></text:p><text:p text:style-name="P164"><text:span text:style-name="T88">(depth check &amp; writes, cull mode)</text:span></text:p></draw:rect><draw:rect draw:style-name="gr12" draw:text-style-name="P168" svg:width="5.525cm" svg:height="1.865cm" svg:x="0.975cm" svg:y="2.489cm"><text:p text:style-name="P164"><text:span text:style-name="T87">Samplerblock(s)</text:span></text:p><text:p text:style-name="P164"><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4570547416865415418" text:style-name="L52">
        <text:list-item>
          <text:p text:style-name="P12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5">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551138203144514086" text:style-name="L53">
        <text:list-item>
          <text:p text:style-name="P126">@property</text:p>
        </text:list-item>
        <text:list-item>
          <text:p text:style-name="P126">@foreach</text:p>
        </text:list-item>
        <text:list-item>
          <text:p text:style-name="P126">@counter</text:p>
        </text:list-item>
        <text:list-item>
          <text:p text:style-name="P126">@value</text:p>
        </text:list-item>
        <text:list-item>
          <text:p text:style-name="P126">@set add sub mul div mod min max</text:p>
        </text:list-item>
        <text:list-item>
          <text:p text:style-name="P126">@piece</text:p>
        </text:list-item>
        <text:list-item>
          <text:p text:style-name="P126">@insertpiece</text:p>
        </text:list-item>
        <text:list-item>
          <text:p text:style-name="P126">@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3378859702633082155" text:style-name="L54">
        <text:list-item>
          <text:p text:style-name="P127"><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8">count <text:span text:style-name="T39">The number of times to repeat the loop (if start = 0). Count can read variables.</text:span></text:p>
        </text:list-item>
        <text:list-item>
          <text:p text:style-name="P128">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4143953545073574103" text:style-name="L55">
        <text:list-item>
          <text:p text:style-name="P12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9">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69" svg:width="4cm" svg:height="5.899cm" svg:x="9.7cm" svg:y="0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xml:id="id1" draw:id="id1" svg:width="2.615cm" svg:height="1.093cm" svg:x="0cm" svg:y="2.3cm"><text:p text:style-name="P166"><text:span text:style-name="T88">Datablock</text:span></text:p></draw:rect><draw:rect draw:style-name="gr14" draw:text-style-name="P170" xml:id="id3" draw:id="id3" svg:width="2.617cm" svg:height="1.094cm" svg:x="5.084cm" svg:y="4.905cm"><text:p text:style-name="P166"><text:span text:style-name="T88">Renderable</text:span></text:p></draw:rect><draw:rect draw:style-name="gr14" draw:text-style-name="P170" xml:id="id5" draw:id="id5" svg:width="2.615cm" svg:height="1.094cm" svg:x="10.1cm" svg:y="2.699cm"><text:p text:style-name="P166"><text:span text:style-name="T88">Properties</text:span></text:p></draw:rect><draw:rect draw:style-name="gr14" draw:text-style-name="P170" xml:id="id6" draw:id="id6" svg:width="2.617cm" svg:height="1.094cm" svg:x="10.1cm" svg:y="3.9cm"><text:p text:style-name="P166"><text:span text:style-name="T88">Pieces</text:span></text:p></draw:rect><draw:connector draw:style-name="gr15" draw:text-style-name="P169" draw:type="line" svg:x1="2.614cm" svg:y1="2.846cm" svg:x2="3.9cm" svg:y2="2.849cm" draw:start-shape="id1" draw:start-glue-point="1" draw:end-shape="id2" svg:d="m2614-155 1286 3"><text:p/></draw:connector><draw:connector draw:style-name="gr15" draw:text-style-name="P169" draw:type="line" svg:x1="6.391cm" svg:y1="4.905cm" svg:x2="6.35cm" svg:y2="3.699cm" draw:start-shape="id3" draw:start-glue-point="0" draw:end-shape="id2" draw:end-glue-point="2" svg:d="m6391 1905-41-1206"><text:p/></draw:connector><draw:custom-shape draw:style-name="gr16" draw:text-style-name="P169" xml:id="id2" draw:id="id2" svg:width="4.901cm" svg:height="1.701cm" svg:x="3.9cm" svg:y="1.998cm"><text:p text:style-name="P166"><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1" xml:id="id4" draw:id="id4" svg:width="2.502cm" svg:height="1.001cm" svg:x="10.199cm" svg:y="1.399cm"><text:p text:style-name="P166"><text:span text:style-name="T90">Hash</text:span></text:p></draw:rect><draw:connector draw:style-name="gr15" draw:text-style-name="P169" draw:type="curve" svg:x1="12.7cm" svg:y1="1.899cm" svg:x2="7.699cm" svg:y2="5.452cm" draw:start-shape="id4" draw:start-glue-point="1" draw:end-shape="id3" draw:end-glue-point="1" svg:d="m12700-1102c751 0 3251 3554-5001 3554"><text:p/></draw:connector><draw:connector draw:style-name="gr15" draw:text-style-name="P169" svg:x1="8.8cm" svg:y1="2.849cm" svg:x2="10.199cm" svg:y2="1.899cm" draw:start-shape="id2" draw:start-glue-point="1" draw:end-shape="id4" draw:end-glue-point="3" svg:d="m8800-152h700v-950h699"><text:p/></draw:connector><draw:connector draw:style-name="gr15" draw:text-style-name="P169" svg:x1="8.8cm" svg:y1="2.85cm" svg:x2="10.1cm" svg:y2="3.246cm" draw:start-shape="id2" draw:start-glue-point="1" draw:end-shape="id5" draw:end-glue-point="3" svg:d="m8800-151h651v397h649"><text:p/></draw:connector><draw:connector draw:style-name="gr15" draw:text-style-name="P169"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0" svg:width="3.001cm" svg:height="1.992cm" svg:x="4.099cm" svg:y="0cm"><text:p text:style-name="P166"><text:span text:style-name="T88">Renderable</text:span></text:p></draw:rect><draw:rect draw:style-name="gr17" draw:text-style-name="P171" xml:id="id7" draw:id="id7" svg:width="2.5cm" svg:height="1.001cm" svg:x="4.399cm" svg:y="0.792cm"><text:p text:style-name="P166"><text:span text:style-name="T90">Hash</text:span></text:p></draw:rect><draw:custom-shape draw:style-name="gr16" draw:text-style-name="P169" xml:id="id8" draw:id="id8" svg:width="4.102cm" svg:height="1.2cm" svg:x="8.199cm" svg:y="1.293cm"><text:p text:style-name="P166"><text:span text:style-name="T88">Hlms::getMaterial</text:span></text:p><text:p text:style-name="P166"><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69" draw:type="line" svg:x1="6.899cm" svg:y1="1.292cm" svg:x2="8.199cm" svg:y2="1.893cm" draw:start-shape="id7" draw:start-glue-point="1" draw:end-shape="id8" svg:d="m6899-3606 1300 601"><text:p/></draw:connector><draw:custom-shape draw:style-name="gr16" draw:text-style-name="P171" xml:id="id9" draw:id="id9" svg:width="3.5cm" svg:height="1.301cm" svg:x="13cm" svg:y="1.293cm"><text:p text:style-name="P166"><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69" draw:type="line" svg:x1="12.3cm" svg:y1="1.894cm" svg:x2="13cm" svg:y2="1.945cm" draw:start-shape="id8" draw:start-glue-point="1" draw:end-shape="id9" draw:end-glue-point="5" svg:d="m12300-3004 700 51"><text:p/></draw:connector><draw:custom-shape draw:style-name="gr16" draw:text-style-name="P171" xml:id="id10" draw:id="id10" svg:width="3.102cm" svg:height="3.001cm" svg:x="13.099cm" svg:y="4.292cm"><text:p text:style-name="P166"><text:span text:style-name="T90">is shader</text:span></text:p><text:p text:style-name="P166"><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69" xml:id="id12" draw:id="id12" svg:width="5.502cm" svg:height="1.001cm" svg:x="5.898cm" svg:y="5.891cm"><text:p text:style-name="P166"><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69" xml:id="id11" draw:id="id11" svg:width="3.601cm" svg:height="1.001cm" svg:x="12.398cm" svg:y="8.491cm"><text:p text:style-name="P166"><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1" draw:type="line" svg:x1="14.649cm" svg:y1="7.292cm" svg:x2="14.198cm" svg:y2="8.492cm" draw:start-shape="id10" draw:start-glue-point="6" draw:end-shape="id11" svg:d="m14649 2395-451 1200"><text:p text:style-name="P166"><text:span text:style-name="T90">YES</text:span></text:p><text:p text:style-name="P166"><text:span text:style-name="T90"/></text:p></draw:connector><draw:connector draw:style-name="gr19" draw:text-style-name="P171" draw:type="line" svg:x1="13.099cm" svg:y1="5.793cm" svg:x2="11.4cm" svg:y2="6.391cm" draw:start-shape="id10" draw:start-glue-point="5" draw:end-shape="id12" svg:d="m13099 896-1699 598"><text:p text:style-name="P166"><text:span text:style-name="T90">NO</text:span></text:p><text:p text:style-name="P166"><text:span text:style-name="T90"/></text:p></draw:connector><draw:connector draw:style-name="gr15" draw:text-style-name="P169" draw:type="line" svg:x1="14.75cm" svg:y1="2.594cm" svg:x2="14.649cm" svg:y2="4.293cm" draw:start-shape="id9" draw:start-glue-point="6" draw:end-shape="id10" draw:end-glue-point="4" svg:d="m14750-2304-101 1699"><text:p/></draw:connector><draw:rect draw:style-name="gr18" draw:text-style-name="P170" svg:width="3.001cm" svg:height="1.994cm" svg:x="4.099cm" svg:y="2.2cm"><text:p text:style-name="P166"><text:span text:style-name="T88">Scene's Pass</text:span></text:p></draw:rect><draw:rect draw:style-name="gr17" draw:text-style-name="P171" xml:id="id13" draw:id="id13" svg:width="2.5cm" svg:height="1.001cm" svg:x="4.399cm" svg:y="2.993cm"><text:p text:style-name="P166"><text:span text:style-name="T90">Hash</text:span></text:p></draw:rect><draw:connector draw:style-name="gr15" draw:text-style-name="P169" draw:type="line" svg:x1="6.899cm" svg:y1="3.494cm" svg:x2="8.199cm" svg:y2="1.894cm" draw:start-shape="id13" draw:start-glue-point="1" draw:end-shape="id8" draw:end-glue-point="3" svg:d="m6899-1404 1300-1600"><text:p/></draw:connector><draw:g draw:style-name="gr2" xml:id="id14" draw:id="id14"><draw:custom-shape draw:style-name="gr13" draw:text-style-name="P169" svg:width="4cm" svg:height="2.701cm" svg:x="0cm" svg:y="3.4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7cm" svg:height="0.498cm" svg:x="0.399cm" svg:y="4.729cm"><text:p text:style-name="P166"><text:span text:style-name="T88">Properties</text:span></text:p></draw:rect><draw:rect draw:style-name="gr14" draw:text-style-name="P170" svg:width="2.615cm" svg:height="0.5cm" svg:x="0.4cm" svg:y="5.278cm"><text:p text:style-name="P166"><text:span text:style-name="T88">Pieces</text:span></text:p></draw:rect></draw:g><draw:g draw:style-name="gr2" xml:id="id15" draw:id="id15"><draw:custom-shape draw:style-name="gr13" draw:text-style-name="P169" svg:width="4.001cm" svg:height="2.701cm" svg:x="1.099cm" svg:y="7.0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5cm" svg:height="0.498cm" svg:x="1.499cm" svg:y="8.329cm"><text:p text:style-name="P166"><text:span text:style-name="T88">Properties</text:span></text:p></draw:rect><draw:rect draw:style-name="gr14" draw:text-style-name="P170" svg:width="2.615cm" svg:height="0.5cm" svg:x="1.501cm" svg:y="8.878cm"><text:p text:style-name="P166"><text:span text:style-name="T88">Pieces</text:span></text:p></draw:rect></draw:g><draw:connector draw:style-name="gr15" draw:text-style-name="P169" draw:type="curve" svg:x1="4.399cm" svg:y1="1.292cm" svg:x2="1.998cm" svg:y2="3.493cm" draw:start-shape="id7" draw:start-glue-point="3" draw:end-shape="id14" draw:end-glue-point="0" svg:d="m4399-3606c-1601 0-2401 733-2401 2201"><text:p/></draw:connector><draw:connector draw:style-name="gr15" draw:text-style-name="P169" draw:type="curve" svg:x1="5.648cm" svg:y1="3.994cm" svg:x2="3.099cm" svg:y2="7.092cm" draw:start-shape="id13" draw:start-glue-point="2" draw:end-shape="id15" svg:d="m5648-904c0 2323-2549 774-2549 3099"><text:p/></draw:connector><draw:connector draw:style-name="gr15" draw:text-style-name="P169" draw:type="line" svg:x1="5.099cm" svg:y1="8.442cm" svg:x2="5.898cm" svg:y2="6.391cm" draw:start-shape="id15" draw:start-glue-point="1" draw:end-shape="id12" draw:end-glue-point="3" svg:d="m5099 3545 799-2051"><text:p/></draw:connector><draw:connector draw:style-name="gr15" draw:text-style-name="P169"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3" text:outline-level="2">Using the HLMS implementations</text:h>
      <text:h text:style-name="P154"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1430399315685168428" text:style-name="L56">
        <text:list-item>
          <text:p text:style-name="P130">PBS: Stands for Physically Based Shading. The most common for most of your material needs.</text:p>
        </text:list-item>
        <text:list-item>
          <text:p text:style-name="P130">Unlit: Basic system with no lighting or skeleton skinning. Great for GUI, billboards, particle FXs. Supports multiple texture layering with photoshop-like blending modes.</text:p>
        </text:list-item>
        <text:list-item>
          <text:p text:style-name="P130">PBS Mobile: Same as PBS, but written for GLES2 (i.e. old Android and iOS devices, WebGL)</text:p>
        </text:list-item>
        <text:list-item>
          <text:p text:style-name="P13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641693855560331057" text:style-name="L57">
        <text:list-item>
          <text:p text:style-name="P145">TEXTURE_TYPE_DIFFUSE</text:p>
        </text:list-item>
        <text:list-item>
          <text:p text:style-name="P145">TEXTURE_TYPE_MONOCHROME</text:p>
        </text:list-item>
        <text:list-item>
          <text:p text:style-name="P145">TEXTURE_TYPE_NORMALS</text:p>
        </text:list-item>
        <text:list-item>
          <text:p text:style-name="P145">TEXTURE_TYPE_ENV_MAP</text:p>
        </text:list-item>
        <text:list-item>
          <text:p text:style-name="P145">TEXTURE_TYPE_DETAIL</text:p>
        </text:list-item>
        <text:list-item>
          <text:p text:style-name="P145">TEXTURE_TYPE_DETAIL_NORMAL_MAP</text:p>
        </text:list-item>
      </text:list>
      <text:p text:style-name="Text_20_body"/>
      <text:p text:style-name="Text_20_body">The reasons to have multiple profiles are simple:</text:p>
      <text:list xml:id="list7741960734221996858" text:style-name="L58">
        <text:list-item>
          <text:p text:style-name="P131">Some textures, i.e. normal maps, require to be transformed to a special format, like BC5 or UV88 (two-component normalized signed 8-bit format). The Manager will convert the texture to those formats before packing.</text:p>
        </text:list-item>
        <text:list-item>
          <text:p text:style-name="P131">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989425846163342167" text:style-name="L59">
        <text:list-item>
          <text:p text:style-name="P132"><text:soft-page-break/>Guarantee related textures are loaded together in the same array.</text:p>
        </text:list-item>
        <text:list-item>
          <text:p text:style-name="P132">Improve loading time by baking as much information as possible offline.</text:p>
        </text:list-item>
        <text:list-item>
          <text:p text:style-name="P13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4530341541874315047" text:style-name="L60">
        <text:list-item>
          <text:p text:style-name="P133">=J2 / K2 <text:s/>will give you the % of occupancy per texture.</text:p>
        </text:list-item>
        <text:list-item>
          <text:p text:style-name="P133">=I2 / K2 will give you the size of each individual texture (and not the whole array)</text:p>
        </text:list-item>
        <text:list-item>
          <text:p text:style-name="P133"><text:soft-page-break/>=J2 / K2 * J2 <text:s/>will give you the size actually being used.</text:p>
        </text:list-item>
        <text:list-item>
          <text:p text:style-name="P133">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1623853965505396923" text:style-name="L61">
        <text:list-item>
          <text:p text:style-name="P134">We have <text:span text:style-name="T36">very</text:span> few textures, thus we should change the defaults in <text:span text:style-name="T57">DefaultTextureParameters</text:span>. Real world applications won't usually have this problem though.</text:p>
        </text:list-item>
        <text:list-item>
          <text:p text:style-name="P13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4231534078055513498" text:style-name="L62">
        <text:list-item>
          <text:p text:style-name="P135">There's a high amount of non-power-of-2 textures that need to be taken care of.</text:p>
        </text:list-item>
        <text:list-item>
          <text:p text:style-name="P135">Texture #41 is the only 2048x2048 L8 texture, causing the biggest waste.</text:p>
        </text:list-item>
        <text:list-item>
          <text:p text:style-name="P135">There are many textures that are 256x512 and then many that are 512x256. The artitsts should be consistent; or an export script should take care of this.</text:p>
        </text:list-item>
        <text:list-item>
          <text:p text:style-name="P135">A lot of textures are not compressed when they could or should be.</text:p>
        </text:list-item>
        <text:list-item>
          <text:p text:style-name="P135">There are many DXT5/BC3 files that need verification that this compression scheme is actually needed (or if DXT1 is better).</text:p>
        </text:list-item>
        <text:list-item>
          <text:p text:style-name="P135">Overall occupancy is relatively good, but it can be improved.</text:p>
        </text:list-item>
        <text:list-item>
          <text:p text:style-name="P135"><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6426919222510279669" text:style-name="L63">
        <text:list-item>
          <text:p text:style-name="P136">For directional lights, try to use PSSM with at least 3 splits. A pssm_lambda of 0.95 often gives good results, but this may vary per scene.</text:p>
        </text:list-item>
        <text:list-item>
          <text:p text:style-name="P136">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5881932115447448163" text:style-name="L64">
        <text:list-item>
          <text:p text:style-name="P137">Try toggling HlmsManager::setShadowMappingUseBackFaces</text:p>
        </text:list-item>
        <text:list-item>
          <text:p text:style-name="P137">The default shadow bias for every material is 0.01f. Perhaps this is too much/little for you? Adjust it via HlmsDatablock::mShadowConstantBias.</text:p>
        </text:list-item>
        <text:list-item>
          <text:p text:style-name="P137">Use PF_FLOAT32_R for rendering shadow maps until you get it to look correct. Then you can start worrying about lowering precision to get better performance.</text:p>
        </text:list-item>
        <text:list-item>
          <text:p text:style-name="P137">Checkout the Sample_ShadowMapDebugging sample on how to debug shadows. Those techniques may give you useful hints about what's going on.</text:p>
        </text:list-item>
      </text:list>
      <text:h text:style-name="P14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170267268543662997" text:style-name="L65">
        <text:list-item>
          <text:p text:style-name="P13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8">Software Pose/Morph animations: The reasons are exactly the same as SW Skinning.</text:p>
        </text:list-item>
        <text:list-item>
          <text:p text:style-name="P13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645678723556263757" text:style-name="L66">
        <text:list-item>
          <text:p text:style-name="P139"><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9"><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9"><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3"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4"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2-27T22:53:22.37</dc:date>
    <meta:editing-duration>P1DT20H20M4S</meta:editing-duration>
    <meta:editing-cycles>1090</meta:editing-cycles>
    <meta:generator>OpenOffice/4.0.1$Win32 OpenOffice.org_project/401m5$Build-9714</meta:generator>
    <dc:creator>Matías N. Goldberg</dc:creator>
    <meta:document-statistic meta:table-count="92" meta:image-count="12" meta:object-count="1" meta:page-count="95" meta:paragraph-count="1892" meta:word-count="27398" meta:character-count="172581"/>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